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bottom="0in" fo:line-height="150%"/>
      <style:text-properties style:font-name="Special Elite" fo:font-size="24pt" style:font-size-asian="24pt" style:font-size-complex="24pt"/>
    </style:style>
    <style:style style:name="P2" style:parent-style-name="Standard" style:family="paragraph">
      <style:paragraph-properties fo:text-align="center" fo:margin-bottom="0in" fo:line-height="150%"/>
      <style:text-properties style:font-name="Special Elite" fo:font-size="24pt" style:font-size-asian="24pt" style:font-size-complex="24pt"/>
    </style:style>
    <style:style style:name="P3" style:parent-style-name="Standard" style:family="paragraph">
      <style:paragraph-properties fo:margin-bottom="0in" fo:line-height="150%"/>
      <style:text-properties style:font-name="Special Elite" fo:font-size="24pt" style:font-size-asian="24pt" style:font-size-complex="24pt"/>
    </style:style>
    <style:style style:name="P4" style:parent-style-name="Standard" style:family="paragraph">
      <style:paragraph-properties fo:text-align="center" fo:margin-bottom="0in" fo:line-height="150%"/>
    </style:style>
    <style:style style:name="T5" style:parent-style-name="DefaultParagraphFont" style:family="text">
      <style:text-properties style:font-name="Special Elite" fo:font-size="18pt" style:font-size-asian="18pt" style:font-size-complex="18pt"/>
    </style:style>
    <style:style style:name="T6" style:parent-style-name="DefaultParagraphFont" style:family="text">
      <style:text-properties style:font-name="Special Elite" fo:font-size="18pt" style:font-size-asian="18pt" style:font-size-complex="18pt" fo:background-color="#FFFF00"/>
    </style:style>
    <style:style style:name="P7" style:parent-style-name="Standard" style:family="paragraph">
      <style:paragraph-properties fo:margin-bottom="0in" fo:line-height="150%"/>
      <style:text-properties style:font-name="Special Elite" fo:font-size="24pt" style:font-size-asian="24pt" style:font-size-complex="24pt"/>
    </style:style>
    <style:style style:name="P8" style:parent-style-name="Standard" style:family="paragraph">
      <style:paragraph-properties fo:margin-bottom="0in" fo:line-height="150%"/>
      <style:text-properties style:font-name="Special Elite" fo:font-size="24pt" style:font-size-asian="24pt" style:font-size-complex="24pt"/>
    </style:style>
    <style:style style:name="P9" style:parent-style-name="HorizontalLine" style:family="paragraph">
      <style:paragraph-properties fo:margin-bottom="0in" fo:line-height="150%"/>
      <style:text-properties style:font-name="Special Elite" fo:font-size="24pt" style:font-size-asian="24pt" style:font-size-complex="24pt"/>
    </style:style>
    <style:style style:name="P10" style:parent-style-name="Standard" style:family="paragraph">
      <style:paragraph-properties fo:margin-bottom="0in" fo:line-height="150%"/>
      <style:text-properties style:font-name="Special Elite" fo:font-size="24pt" style:font-size-asian="24pt" style:font-size-complex="24pt"/>
    </style:style>
    <style:style style:name="P11" style:parent-style-name="Standard" style:family="paragraph">
      <style:paragraph-properties fo:text-align="center" fo:margin-bottom="0in" fo:line-height="150%"/>
      <style:text-properties style:font-name="Special Elite" fo:font-size="52pt" style:font-size-asian="52pt" style:font-size-complex="52pt"/>
    </style:style>
    <style:style style:name="P12" style:parent-style-name="HorizontalLine" style:family="paragraph">
      <style:paragraph-properties fo:margin-bottom="0in" fo:line-height="150%"/>
      <style:text-properties style:font-name="Special Elite" fo:font-size="24pt" style:font-size-asian="24pt" style:font-size-complex="24pt"/>
    </style:style>
    <style:style style:name="P13" style:parent-style-name="Standard" style:family="paragraph">
      <style:paragraph-properties fo:margin-bottom="0in" fo:line-height="150%"/>
      <style:text-properties style:font-name="Special Elite" fo:font-size="24pt" style:font-size-asian="24pt" style:font-size-complex="24pt"/>
    </style:style>
    <style:style style:name="P14" style:parent-style-name="Standard" style:family="paragraph">
      <style:paragraph-properties fo:margin-bottom="0in" fo:line-height="150%"/>
      <style:text-properties style:font-name="Special Elite" fo:font-size="24pt" style:font-size-asian="24pt" style:font-size-complex="24pt"/>
    </style:style>
    <style:style style:name="P15" style:parent-style-name="Standard" style:family="paragraph">
      <style:paragraph-properties fo:margin-bottom="0in" fo:line-height="150%"/>
      <style:text-properties style:font-name="Special Elite" fo:font-size="24pt" style:font-size-asian="24pt" style:font-size-complex="24pt"/>
    </style:style>
    <style:style style:name="P16" style:parent-style-name="Standard" style:family="paragraph">
      <style:paragraph-properties fo:text-align="center" fo:margin-bottom="0in" fo:line-height="150%"/>
      <style:text-properties style:font-name="Special Elite" fo:font-size="20pt" style:font-size-asian="20pt" style:font-size-complex="20pt"/>
    </style:style>
    <style:style style:name="P17" style:parent-style-name="Standard" style:family="paragraph">
      <style:paragraph-properties fo:text-align="center" fo:margin-bottom="0in" fo:line-height="150%"/>
    </style:style>
    <style:style style:name="T18" style:parent-style-name="DefaultParagraphFont" style:family="text">
      <style:text-properties style:font-name="Special Elite" fo:font-size="20pt" style:font-size-asian="20pt" style:font-size-complex="20pt"/>
    </style:style>
    <style:style style:name="T19" style:parent-style-name="DefaultParagraphFont" style:family="text">
      <style:text-properties style:font-name="Special Elite" fo:font-size="20pt" style:font-size-asian="20pt" style:font-size-complex="20pt" fo:background-color="#FFFF00"/>
    </style:style>
    <style:style style:name="P20" style:parent-style-name="Standard" style:master-page-name="MP1" style:family="paragraph">
      <style:paragraph-properties fo:break-before="page" fo:line-height="150%"/>
      <style:text-properties style:font-name="Special Elite" fo:font-weight="bold" style:font-weight-asian="bold" style:font-weight-complex="bold" fo:font-size="24pt" style:font-size-asian="24pt" style:font-size-complex="24pt"/>
    </style:style>
    <style:style style:name="P24" style:parent-style-name="Standard" style:family="paragraph">
      <style:paragraph-properties fo:line-height="150%"/>
    </style:style>
    <style:style style:name="T25" style:parent-style-name="DefaultParagraphFont" style:family="text">
      <style:text-properties style:font-name="Special Elite"/>
    </style:style>
    <style:style style:name="T26" style:parent-style-name="DefaultParagraphFont" style:family="text">
      <style:text-properties style:font-name="Special Elite" fo:font-weight="bold" style:font-weight-asian="bold" style:font-weight-complex="bold"/>
    </style:style>
    <style:style style:name="T27" style:parent-style-name="FootnoteReference" style:family="text">
      <style:text-properties style:font-name="Special Elite"/>
    </style:style>
    <style:style style:name="T28" style:parent-style-name="DefaultParagraphFont" style:family="text">
      <style:text-properties style:font-name="Special Elite"/>
    </style:style>
    <style:style style:name="P29" style:parent-style-name="Standard" style:family="paragraph">
      <style:paragraph-properties fo:line-height="150%"/>
      <style:text-properties style:font-name="Special Elite"/>
    </style:style>
    <style:style style:name="P30" style:parent-style-name="Standard" style:family="paragraph">
      <style:paragraph-properties fo:line-height="150%"/>
    </style:style>
    <style:style style:name="T31" style:parent-style-name="DefaultParagraphFont" style:family="text">
      <style:text-properties style:font-name="Special Elite"/>
    </style:style>
    <style:style style:name="T32" style:parent-style-name="FootnoteReference" style:family="text">
      <style:text-properties style:font-name="Special Elite"/>
    </style:style>
    <style:style style:name="T33" style:parent-style-name="DefaultParagraphFont" style:family="text">
      <style:text-properties style:font-name="Special Elite"/>
    </style:style>
    <style:style style:name="T34" style:parent-style-name="FootnoteReference" style:family="text">
      <style:text-properties style:font-name="Special Elite"/>
    </style:style>
    <style:style style:name="T35" style:parent-style-name="DefaultParagraphFont" style:family="text">
      <style:text-properties style:font-name="Special Elite"/>
    </style:style>
    <style:style style:name="P36" style:parent-style-name="Standard" style:family="paragraph">
      <style:paragraph-properties fo:line-height="150%"/>
      <style:text-properties style:font-name="Special Elite" fo:font-weight="bold" style:font-weight-asian="bold" style:font-weight-complex="bold" fo:font-size="24pt" style:font-size-asian="24pt" style:font-size-complex="24pt"/>
    </style:style>
    <style:style style:name="P37" style:parent-style-name="Standard" style:family="paragraph">
      <style:paragraph-properties fo:line-height="150%"/>
      <style:text-properties style:font-name="Special Elite"/>
    </style:style>
    <style:style style:name="P38"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9" style:parent-style-name="Standard" style:family="paragraph">
      <style:paragraph-properties fo:line-height="150%"/>
    </style:style>
    <style:style style:name="T40" style:parent-style-name="DefaultParagraphFont" style:family="text">
      <style:text-properties style:font-name="Special Elite"/>
    </style:style>
    <style:style style:name="T41" style:parent-style-name="DefaultParagraphFont" style:family="text">
      <style:text-properties style:font-name="Special Elite" fo:background-color="#FFFF00"/>
    </style:style>
    <style:style style:name="T42" style:parent-style-name="DefaultParagraphFont" style:family="text">
      <style:text-properties style:font-name="Special Elite"/>
    </style:style>
    <style:style style:name="T43" style:parent-style-name="DefaultParagraphFont" style:family="text">
      <style:text-properties style:font-name="Special Elite" fo:background-color="#FFFF00"/>
    </style:style>
    <style:style style:name="T44" style:parent-style-name="DefaultParagraphFont" style:family="text">
      <style:text-properties style:font-name="Special Elite"/>
    </style:style>
    <style:style style:name="P45"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6" style:parent-style-name="Standard" style:family="paragraph">
      <style:paragraph-properties fo:line-height="150%"/>
    </style:style>
    <style:style style:name="T47" style:parent-style-name="DefaultParagraphFont" style:family="text">
      <style:text-properties style:font-name="Special Elite"/>
    </style:style>
    <style:style style:name="T48" style:parent-style-name="DefaultParagraphFont" style:family="text">
      <style:text-properties style:font-name="Special Elite" fo:background-color="#FFFF00"/>
    </style:style>
    <style:style style:name="P49" style:parent-style-name="Standard" style:family="paragraph">
      <style:paragraph-properties fo:line-height="150%"/>
      <style:text-properties style:font-name="Special Elite"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 style:parent-style-name="Standard" style:family="paragraph">
      <style:paragraph-properties fo:line-height="150%"/>
    </style:style>
    <style:style style:name="T51" style:parent-style-name="DefaultParagraphFont" style:family="text">
      <style:text-properties style:font-name="Special Elite"/>
    </style:style>
    <style:style style:name="T52" style:parent-style-name="DefaultParagraphFont" style:family="text">
      <style:text-properties style:font-name="Special Elite" fo:background-color="#FFFF00"/>
    </style:style>
    <style:style style:name="T53" style:parent-style-name="DefaultParagraphFont" style:family="text">
      <style:text-properties style:font-name="Special Elite"/>
    </style:style>
    <style:style style:name="T54" style:parent-style-name="DefaultParagraphFont" style:family="text">
      <style:text-properties style:font-name="Special Elite" fo:background-color="#FFFF00"/>
    </style:style>
    <style:style style:name="T55" style:parent-style-name="DefaultParagraphFont" style:family="text">
      <style:text-properties style:font-name="Special Elite"/>
    </style:style>
    <style:style style:name="P56" style:parent-style-name="Standard" style:family="paragraph">
      <style:paragraph-properties fo:line-height="150%"/>
      <style:text-properties style:font-name="Special Elite"/>
    </style:style>
    <style:style style:name="P57" style:parent-style-name="Standard" style:master-page-name="MP2" style:family="paragraph">
      <style:paragraph-properties fo:break-before="page" fo:line-height="150%"/>
    </style:style>
    <style:style style:name="T61"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62" style:parent-style-name="Standard" style:family="paragraph">
      <style:paragraph-properties fo:line-height="150%"/>
      <style:text-properties style:font-name="Special Elite"/>
    </style:style>
    <style:style style:name="P63" style:parent-style-name="Standard" style:family="paragraph">
      <style:paragraph-properties fo:line-height="150%" fo:text-indent="0.4923in"/>
      <style:text-properties style:font-name="Special Elite"/>
    </style:style>
    <style:style style:name="P64" style:parent-style-name="Standard" style:master-page-name="MP3" style:family="paragraph">
      <style:paragraph-properties fo:break-before="page" fo:line-height="150%"/>
    </style:style>
    <style:style style:name="T68"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69" style:parent-style-name="Standard" style:family="paragraph">
      <style:paragraph-properties fo:line-height="150%"/>
      <style:text-properties style:font-name="Special Elite"/>
    </style:style>
    <style:style style:name="P70" style:parent-style-name="Standard" style:family="paragraph">
      <style:paragraph-properties fo:line-height="150%"/>
      <style:text-properties style:font-name="Special Elite"/>
    </style:style>
    <style:style style:name="P71" style:parent-style-name="Standard" style:master-page-name="MP4" style:family="paragraph">
      <style:paragraph-properties fo:break-before="page" fo:line-height="150%"/>
    </style:style>
    <style:style style:name="T75"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76" style:parent-style-name="Standard" style:family="paragraph">
      <style:paragraph-properties fo:line-height="150%"/>
      <style:text-properties style:font-name="Special Elite"/>
    </style:style>
    <style:style style:name="P77" style:parent-style-name="Standard" style:family="paragraph">
      <style:paragraph-properties fo:line-height="150%"/>
      <style:text-properties style:font-name="Special Elite"/>
    </style:style>
    <style:style style:name="P78" style:parent-style-name="Standard" style:master-page-name="MP5" style:family="paragraph">
      <style:paragraph-properties fo:break-before="page" fo:line-height="150%"/>
    </style:style>
    <style:style style:name="T82" style:parent-style-name="DefaultParagraphFont" style:family="text">
      <style:text-properties style:font-name="Special Elite" fo:font-size="24pt" style:font-size-asian="24pt" style:font-size-complex="24pt" style:text-underline-type="single" style:text-underline-style="solid" style:text-underline-width="auto" style:text-underline-mode="continuous"/>
    </style:style>
    <style:style style:name="P83" style:parent-style-name="Standard" style:family="paragraph">
      <style:paragraph-properties fo:line-height="150%"/>
      <style:text-properties style:font-name="Special Elite"/>
    </style:style>
    <style:style style:name="P84" style:parent-style-name="Standard" style:family="paragraph">
      <style:paragraph-properties fo:line-height="150%"/>
    </style:style>
    <style:style style:name="T85" style:parent-style-name="DefaultParagraphFont" style:family="text">
      <style:text-properties style:font-name="Special Elite"/>
    </style:style>
    <style:style style:name="T86" style:parent-style-name="DefaultParagraphFont" style:family="text">
      <style:text-properties style:font-name="Special Elite"/>
    </style:style>
  </office:automatic-styles>
  <office:body>
    <office:text text:use-soft-page-breaks="true">
      <text:p text:style-name="P1">Defuse the Bomb</text:p>
      <text:p text:style-name="P2">A CSC 102 Project</text:p>
      <text:p text:style-name="P3"/>
      <text:p text:style-name="P4"><text:span text:style-name="T5">Team:<text:s/></text:span><text:span text:style-name="T6">&lt;enter your team name&gt;</text:span></text:p>
      <text:p text:style-name="P7"/>
      <text:p text:style-name="P8"/>
      <text:p text:style-name="P9"/>
      <text:p text:style-name="P10"/>
      <text:p text:style-name="P11">BOMB DEFUSAL MANUAL</text:p>
      <text:p text:style-name="P12"/>
      <text:p text:style-name="P13"/>
      <text:p text:style-name="P14"/>
      <text:p text:style-name="P15"/>
      <text:p text:style-name="P16">Version 1</text:p>
      <text:p text:style-name="P17"><text:span text:style-name="T18">Verification Code:<text:s/></text:span><text:span text:style-name="T19">&lt;enter your code&gt;</text:span></text:p>
      <text:soft-page-break/>
      <text:p text:style-name="P20">The Game</text:p>
      <text:p text:style-name="P24"><text:span text:style-name="T25">This project is based on the game<text:s/></text:span><text:span text:style-name="T26">Keep Talking and Nobody Explodes</text:span><text:span text:style-name="T27"><text:note text:note-class="footnote" text:id="_ftn0"><text:note-citation>1</text:note-citation><text:note-body><text:p text:style-name="Footnote"><text:a xlink:href="https://keeptalkinggame.com/" office:target-frame-name="_top" xlink:show="replace">https://keeptalkinggame.com/</text:a></text:p></text:note-body></text:note></text:span><text:span text:style-name="T28">, a cooperative bomb defusing party game. As the game designers put it, “You’re alone in a room with a bomb. Your friends, the 'Experts', have the manual needed to defuse it. But there’s a catch: the Experts can’t see the bomb, so everyone will need to talk it out – fast! Put your puzzle-solving and communication skills to the test as you and your friends race to defuse bombs quickly before time runs out!”</text:span></text:p>
      <text:p text:style-name="P29">Their version is a software game. Our version takes the idea and realizes it as a physical device with buttons, switches, and more! Although our version can be played just like theirs, players can interact with both the bomb and this document at the same time (i.e., players can both defuse the bomb and serve as the “Experts”, using this document to help disarm the phases).</text:p>
      <text:p text:style-name="P30"><text:span text:style-name="T31">The backend of our version of the game is a Raspberry Pi</text:span><text:span text:style-name="T32"><text:note text:note-class="footnote" text:id="_ftn1"><text:note-citation>2</text:note-citation><text:note-body><text:p text:style-name="Footnote"><text:a xlink:href="https://www.raspberrypi.com/" office:target-frame-name="_top" xlink:show="replace">https://www.raspberrypi.com/</text:a></text:p></text:note-body></text:note></text:span><text:span text:style-name="T33"><text:s/>computer that combines a typical computer with the ability to interact with the outside world through sensors. The underlying software is written in Python</text:span><text:span text:style-name="T34"><text:note text:note-class="footnote" text:id="_ftn2"><text:note-citation>3</text:note-citation><text:note-body><text:p text:style-name="Footnote"><text:a xlink:href="https://www.python.org/" office:target-frame-name="_top" xlink:show="replace">https://www.python.org/</text:a></text:p></text:note-body></text:note></text:span><text:span text:style-name="T35"><text:s/>and is the result of a final group-based project in CSC 102 (The Science of Computing II) in the Computer Science Program at the University of Tampa.</text:span></text:p>
      <text:p text:style-name="P36">Defusing Bombs</text:p>
      <text:p text:style-name="P37">The bomb will “explode” when its countdown reaches 0:00 or when too many strikes have occurred. You defuse the bomb by disarming all of its “phases” before the countdown expires.</text:p>
      <text:p text:style-name="P38">Phases</text:p>
      <text:soft-page-break/>
      <text:p text:style-name="P39"><text:span text:style-name="T40">The bomb has<text:s/></text:span><text:span text:style-name="T41">four</text:span><text:span text:style-name="T42"><text:s/>phases, each of which must be disarmed to defuse the bomb.<text:s/></text:span><text:span text:style-name="T43">The phases can be disarmed in any order. Once a phase is disarmed, it becomes inactive and changing it doesn't affect the bomb.</text:span><text:span text:style-name="T44"><text:s/>Instructions for disarming the phases are provided in this document.</text:span></text:p>
      <text:p text:style-name="P45">Strikes</text:p>
      <text:p text:style-name="P46"><text:span text:style-name="T47">A mistake in disarming a phase results in a strike. Get too many strikes, and the bomb “explodes”.<text:s/></text:span><text:span text:style-name="T48">Sometimes, the remaining countdown time will be decreased and/or go by faster when a certain number of strikes has occurred.</text:span></text:p>
      <text:p text:style-name="P49">Information</text:p>
      <text:p text:style-name="P50"><text:span text:style-name="T51">A different version of the bomb is randomly presented each time it is “booted”. There are<text:s/></text:span><text:span text:style-name="T52">6,720</text:span><text:span text:style-name="T53"><text:s/>unique versions of the bomb with a whopping<text:s/></text:span><text:span text:style-name="T54">1,176,000</text:span><text:span text:style-name="T55"><text:s/>possible variations!</text:span></text:p>
      <text:p text:style-name="P56">Disarming some phases will require specific information about the bomb. Pay close attention to the “bootup” text on the bomb's screen.</text:p>
      <text:soft-page-break/>
      <text:p text:style-name="P57"><text:span text:style-name="T61">Regarding the Toggles</text:span></text:p>
      <text:p text:style-name="P62"/>
      <text:p text:style-name="P63">The toggles phase acts as a bridge to the other phases. In order to move on to the next phase, you must figure out the secret code that the virus gives you. The format for the toggles is 4-digit binary. Initially the bomb will be given to the player in a stage where every toggle is off or 0000. Switching any toggle will turn it to 1 for example: 0001 would mean the right most switch is toggled. In order to interact with ANY part of the bomb you must have the correct toggles enabled or else your inputs will be ignored.</text:p>
      <text:soft-page-break/>
      <text:p text:style-name="P64"><text:span text:style-name="T68">Regarding the Button</text:span></text:p>
      <text:p text:style-name="P69"/>
      <text:p text:style-name="P70">The button phase is meant to be a slight annoyance for the player. If the button is red, it is off and can be safely ignored. Randomly three times throughout the game, the button will switch to green. If the button is green the timer will be ticking three times as fast so you better push it to turn it back to red.</text:p>
      <text:soft-page-break/>
      <text:p text:style-name="P71"><text:span text:style-name="T75">Regarding the Keypad</text:span></text:p>
      <text:p text:style-name="P76"/>
      <text:p text:style-name="P77">In order to interact with the keypad phase, you must have the toggles in the correct orientation. <text:s/>Follow the on-screen guide (whatever the virus is saying) in order to figure out how to defuse this part of the bomb.</text:p>
      <text:soft-page-break/>
      <text:p text:style-name="P78"><text:span text:style-name="T82">Regarding the Wires</text:span></text:p>
      <text:p text:style-name="P83"/>
      <text:p text:style-name="P84"><text:span text:style-name="T85">The wires phase is the final phase<text:s/></text:span><text:span text:style-name="T86">of the bomb, you must complete the final riddle in order to figure out what to do in order to compete this ph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pecial Elite" svg:font-family="Special Elite"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style:font-name="Special Elite" style:font-name-asian="Special Elite" style:font-name-complex="Special Elite"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style:font-name="Special Elite" style:font-name-asian="Special Elite" style:font-name-complex="Special Elite"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123" style:display-name="Numbering 123">
      <text:list-level-style-number text:level="1" style:num-suffix="." style:num-list-format-name="NLF0"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list-format-name="NLF0"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list-format-name="NLF0"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list-format-name="NLF0"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list-format-name="NLF0"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list-format-name="NLF0"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list-format-name="NLF0"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list-format-name="NLF0"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list-format-name="NLF0"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21" style:parent-style-name="Header" style:family="paragraph">
      <style:text-properties style:font-name="Special Elite" fo:font-size="14pt" style:font-size-asian="14pt" style:font-size-complex="14pt"/>
    </style:style>
    <style:style style:name="T22" style:parent-style-name="DefaultParagraphFont" style:family="text">
      <style:text-properties style:font-name="Special Elite" fo:font-size="14pt" style:font-size-asian="14pt" style:font-size-complex="14pt"/>
    </style:style>
    <style:style style:name="T23" style:parent-style-name="DefaultParagraphFont" style:family="text">
      <style:text-properties style:font-name="Special Elite" fo:font-size="14pt" style:font-size-asian="14pt" style:font-size-complex="14pt"/>
    </style:style>
    <style:page-layout style:name="PL2">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58" style:parent-style-name="Header" style:family="paragraph">
      <style:text-properties style:font-name="Special Elite" fo:font-size="14pt" style:font-size-asian="14pt" style:font-size-complex="14pt"/>
    </style:style>
    <style:style style:name="T59" style:parent-style-name="DefaultParagraphFont" style:family="text">
      <style:text-properties style:font-name="Special Elite" fo:font-size="14pt" style:font-size-asian="14pt" style:font-size-complex="14pt"/>
    </style:style>
    <style:style style:name="T60" style:parent-style-name="DefaultParagraphFont" style:family="text">
      <style:text-properties style:font-name="Special Elite" fo:font-size="14pt" style:font-size-asian="14pt" style:font-size-complex="14pt"/>
    </style:style>
    <style:page-layout style:name="PL3">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65" style:parent-style-name="Header" style:family="paragraph">
      <style:text-properties style:font-name="Special Elite" fo:font-size="14pt" style:font-size-asian="14pt" style:font-size-complex="14pt"/>
    </style:style>
    <style:style style:name="T66" style:parent-style-name="DefaultParagraphFont" style:family="text">
      <style:text-properties style:font-name="Special Elite" fo:font-size="14pt" style:font-size-asian="14pt" style:font-size-complex="14pt"/>
    </style:style>
    <style:style style:name="T67" style:parent-style-name="DefaultParagraphFont" style:family="text">
      <style:text-properties style:font-name="Special Elite" fo:font-size="14pt" style:font-size-asian="14pt" style:font-size-complex="14pt"/>
    </style:style>
    <style:page-layout style:name="PL4">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72" style:parent-style-name="Header" style:family="paragraph">
      <style:text-properties style:font-name="Special Elite" fo:font-size="14pt" style:font-size-asian="14pt" style:font-size-complex="14pt"/>
    </style:style>
    <style:style style:name="T73" style:parent-style-name="DefaultParagraphFont" style:family="text">
      <style:text-properties style:font-name="Special Elite" fo:font-size="14pt" style:font-size-asian="14pt" style:font-size-complex="14pt"/>
    </style:style>
    <style:style style:name="T74" style:parent-style-name="DefaultParagraphFont" style:family="text">
      <style:text-properties style:font-name="Special Elite" fo:font-size="14pt" style:font-size-asian="14pt" style:font-size-complex="14pt"/>
    </style:style>
    <style:page-layout style:name="PL5">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79" style:parent-style-name="Header" style:family="paragraph">
      <style:text-properties style:font-name="Special Elite" fo:font-size="14pt" style:font-size-asian="14pt" style:font-size-complex="14pt"/>
    </style:style>
    <style:style style:name="T80" style:parent-style-name="DefaultParagraphFont" style:family="text">
      <style:text-properties style:font-name="Special Elite" fo:font-size="14pt" style:font-size-asian="14pt" style:font-size-complex="14pt"/>
    </style:style>
    <style:style style:name="T81" style:parent-style-name="DefaultParagraphFont" style:family="text">
      <style:text-properties style:font-name="Special Elite" fo:font-size="14pt" style:font-size-asian="14pt" style:font-size-complex="14pt"/>
    </style:style>
  </office:automatic-styles>
  <office:master-styles>
    <style:master-page style:name="MP0" style:page-layout-name="PL0"/>
    <style:master-page style:name="MP1" style:page-layout-name="PL1">
      <style:header>
        <text:p text:style-name="P21">Defuse the Bomb | A CSC 102 Project<text:tab/>Introduction</text:p>
      </style:header>
      <style:footer>
        <text:p text:style-name="Footer"><text:span text:style-name="T22">Page<text:s/></text:span><text:span text:style-name="T23"><text:page-number text:fixed="false">2</text:page-number></text:span></text:p>
      </style:footer>
    </style:master-page>
    <style:master-page style:name="MP2" style:page-layout-name="PL2">
      <style:header>
        <text:p text:style-name="P58">Defuse the Bomb | A CSC 102 Project<text:tab/>The Toggles</text:p>
      </style:header>
      <style:footer>
        <text:p text:style-name="Footer"><text:span text:style-name="T59">Page<text:s/></text:span><text:span text:style-name="T60"><text:page-number text:fixed="false">4</text:page-number></text:span></text:p>
      </style:footer>
    </style:master-page>
    <style:master-page style:name="MP3" style:page-layout-name="PL3">
      <style:header>
        <text:p text:style-name="P65">Defuse the Bomb | A CSC 102 Project<text:tab/>The Button</text:p>
      </style:header>
      <style:footer>
        <text:p text:style-name="Footer"><text:span text:style-name="T66">Page<text:s/></text:span><text:span text:style-name="T67"><text:page-number text:fixed="false">5</text:page-number></text:span></text:p>
      </style:footer>
    </style:master-page>
    <style:master-page style:name="MP4" style:page-layout-name="PL4">
      <style:header>
        <text:p text:style-name="P72">Defuse the Bomb | A CSC 102 Project<text:tab/>The Keypad</text:p>
      </style:header>
      <style:footer>
        <text:p text:style-name="Footer"><text:span text:style-name="T73">Page<text:s/></text:span><text:span text:style-name="T74"><text:page-number text:fixed="false">6</text:page-number></text:span></text:p>
      </style:footer>
    </style:master-page>
    <style:master-page style:name="MP5" style:page-layout-name="PL5">
      <style:header>
        <text:p text:style-name="P79">Defuse the Bomb | A CSC 102 Project<text:tab/>The Wires</text:p>
      </style:header>
      <style:footer>
        <text:p text:style-name="Footer"><text:span text:style-name="T80">Page<text:s/></text:span><text:span text:style-name="T81"><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efuse the Bomb | A CSC 102 Project</dc:title>
    <dc:description>A template for the "Bomb Defusal Manual" for the project.</dc:description>
    <meta:initial-creator>Jean Gourd</meta:initial-creator>
    <dc:creator>Connor Sickles</dc:creator>
    <meta:creation-date>2023-04-10T13:44:00Z</meta:creation-date>
    <dc:date>2025-05-07T07:02:00Z</dc:date>
    <meta:template xlink:href="Normal.dotm" xlink:type="simple"/>
    <meta:editing-cycles>3</meta:editing-cycles>
    <meta:editing-duration>PT900S</meta:editing-duration>
    <meta:document-statistic meta:page-count="8" meta:paragraph-count="7" meta:word-count="550" meta:character-count="3679" meta:row-count="26" meta:non-whitespace-character-count="3136"/>
  </office:meta>
</office:document-meta>
</file>